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02cm"/>
    </style:style>
    <style:style style:name="co3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3.2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rt</text:p>
          </table:table-cell>
          <table:table-cell office:value-type="string">
            <text:p>Preis</text:p>
          </table:table-cell>
          <table:table-cell office:value-type="string">
            <text:p>Stats</text:p>
          </table:table-cell>
          <table:table-cell table:number-columns-repeated="10"/>
        </table:table-row>
        <table:table-row table:style-name="ro1">
          <table:table-cell office:value-type="string">
            <text:p>Holzschwert</text:p>
          </table:table-cell>
          <table:table-cell office:value-type="string">
            <text:p>Waffe</text:p>
          </table:table-cell>
          <table:table-cell office:value-type="float" office:value="15">
            <text:p>15</text:p>
          </table:table-cell>
          <table:table-cell office:value-type="string">
            <text:p>+5 ATK</text:p>
          </table:table-cell>
          <table:table-cell table:number-columns-repeated="10"/>
        </table:table-row>
        <table:table-row table:style-name="ro1">
          <table:table-cell office:value-type="string">
            <text:p>Holzstab</text:p>
          </table:table-cell>
          <table:table-cell office:value-type="string">
            <text:p>Waffe (2h)</text:p>
          </table:table-cell>
          <table:table-cell office:value-type="float" office:value="20">
            <text:p>20</text:p>
          </table:table-cell>
          <table:table-cell office:value-type="string">
            <text:p>+3 MAG, + 2 ATK</text:p>
          </table:table-cell>
          <table:table-cell table:number-columns-repeated="10"/>
        </table:table-row>
        <table:table-row table:style-name="ro1">
          <table:table-cell office:value-type="string">
            <text:p>Holzdolch</text:p>
          </table:table-cell>
          <table:table-cell office:value-type="string">
            <text:p>Waffe</text:p>
          </table:table-cell>
          <table:table-cell office:value-type="float" office:value="10">
            <text:p>10</text:p>
          </table:table-cell>
          <table:table-cell office:value-type="string">
            <text:p>+4 ATK, +1 AGI</text:p>
          </table:table-cell>
          <table:table-cell table:number-columns-repeated="10"/>
        </table:table-row>
        <table:table-row table:style-name="ro1">
          <table:table-cell office:value-type="string">
            <text:p>Holzschild</text:p>
          </table:table-cell>
          <table:table-cell office:value-type="string">
            <text:p>Waffe</text:p>
          </table:table-cell>
          <table:table-cell office:value-type="float" office:value="10">
            <text:p>10</text:p>
          </table:table-cell>
          <table:table-cell office:value-type="string">
            <text:p>+5 DEF</text:p>
          </table:table-cell>
          <table:table-cell table:number-columns-repeated="10"/>
        </table:table-row>
        <table:table-row table:style-name="ro1">
          <table:table-cell office:value-type="string">
            <text:p>Eisenschwert</text:p>
          </table:table-cell>
          <table:table-cell office:value-type="string">
            <text:p>Waffe</text:p>
          </table:table-cell>
          <table:table-cell office:value-type="float" office:value="150">
            <text:p>150</text:p>
          </table:table-cell>
          <table:table-cell office:value-type="string">
            <text:p>+10 ATK</text:p>
          </table:table-cell>
          <table:table-cell table:number-columns-repeated="10"/>
        </table:table-row>
        <table:table-row table:style-name="ro1">
          <table:table-cell office:value-type="string">
            <text:p>Eisenstab</text:p>
          </table:table-cell>
          <table:table-cell office:value-type="string">
            <text:p>Waffe (2h)</text:p>
          </table:table-cell>
          <table:table-cell office:value-type="float" office:value="200">
            <text:p>200</text:p>
          </table:table-cell>
          <table:table-cell office:value-type="string">
            <text:p>+6 MAG, + 4 ATK</text:p>
          </table:table-cell>
          <table:table-cell table:number-columns-repeated="10"/>
        </table:table-row>
        <table:table-row table:style-name="ro1">
          <table:table-cell office:value-type="string">
            <text:p>Eisendolch</text:p>
          </table:table-cell>
          <table:table-cell office:value-type="string">
            <text:p>Waffe</text:p>
          </table:table-cell>
          <table:table-cell office:value-type="float" office:value="100">
            <text:p>100</text:p>
          </table:table-cell>
          <table:table-cell office:value-type="string">
            <text:p>+ 8 ATK, +2 AGI</text:p>
          </table:table-cell>
          <table:table-cell table:number-columns-repeated="10"/>
        </table:table-row>
        <table:table-row table:style-name="ro1">
          <table:table-cell office:value-type="string">
            <text:p>Eisenschild</text:p>
          </table:table-cell>
          <table:table-cell office:value-type="string">
            <text:p>Waffe</text:p>
          </table:table-cell>
          <table:table-cell office:value-type="float" office:value="100">
            <text:p>100</text:p>
          </table:table-cell>
          <table:table-cell office:value-type="string">
            <text:p>+10 DEF</text:p>
          </table:table-cell>
          <table:table-cell table:number-columns-repeated="10"/>
        </table:table-row>
        <table:table-row table:style-name="ro1">
          <table:table-cell office:value-type="string">
            <text:p>Stahlschwert</text:p>
          </table:table-cell>
          <table:table-cell office:value-type="string">
            <text:p>Waffe</text:p>
          </table:table-cell>
          <table:table-cell office:value-type="float" office:value="1500">
            <text:p>1500</text:p>
          </table:table-cell>
          <table:table-cell office:value-type="string">
            <text:p>+20 ATK</text:p>
          </table:table-cell>
          <table:table-cell table:number-columns-repeated="10"/>
        </table:table-row>
        <table:table-row table:style-name="ro1">
          <table:table-cell office:value-type="string">
            <text:p>Stahlstab</text:p>
          </table:table-cell>
          <table:table-cell office:value-type="string">
            <text:p>Waffe (2h)</text:p>
          </table:table-cell>
          <table:table-cell office:value-type="float" office:value="2000">
            <text:p>2000</text:p>
          </table:table-cell>
          <table:table-cell office:value-type="string">
            <text:p>+12 MAG, +8 ATK</text:p>
          </table:table-cell>
          <table:table-cell table:number-columns-repeated="10"/>
        </table:table-row>
        <table:table-row table:style-name="ro1">
          <table:table-cell office:value-type="string">
            <text:p>Stahldolch</text:p>
          </table:table-cell>
          <table:table-cell office:value-type="string">
            <text:p>Waffe</text:p>
          </table:table-cell>
          <table:table-cell office:value-type="float" office:value="1000">
            <text:p>1000</text:p>
          </table:table-cell>
          <table:table-cell office:value-type="string">
            <text:p>+ 16 ATK, + 4 AGI</text:p>
          </table:table-cell>
          <table:table-cell table:number-columns-repeated="10"/>
        </table:table-row>
        <table:table-row table:style-name="ro1">
          <table:table-cell office:value-type="string">
            <text:p>Stahlschild</text:p>
          </table:table-cell>
          <table:table-cell office:value-type="string">
            <text:p>Waffe</text:p>
          </table:table-cell>
          <table:table-cell office:value-type="float" office:value="1000">
            <text:p>1000</text:p>
          </table:table-cell>
          <table:table-cell office:value-type="string">
            <text:p>+ 20 DEF</text:p>
          </table:table-cell>
          <table:table-cell table:number-columns-repeated="10"/>
        </table:table-row>
        <table:table-row table:style-name="ro1">
          <table:table-cell office:value-type="string">
            <text:p>Silberschwert</text:p>
          </table:table-cell>
          <table:table-cell office:value-type="string">
            <text:p>Waffe</text:p>
          </table:table-cell>
          <table:table-cell office:value-type="float" office:value="15000">
            <text:p>15000</text:p>
          </table:table-cell>
          <table:table-cell office:value-type="string">
            <text:p>+ 40 ATK</text:p>
          </table:table-cell>
          <table:table-cell table:number-columns-repeated="10"/>
        </table:table-row>
        <table:table-row table:style-name="ro1">
          <table:table-cell office:value-type="string">
            <text:p>Silberstab</text:p>
          </table:table-cell>
          <table:table-cell office:value-type="string">
            <text:p>Waffe (2h)</text:p>
          </table:table-cell>
          <table:table-cell office:value-type="float" office:value="20000">
            <text:p>20000</text:p>
          </table:table-cell>
          <table:table-cell office:value-type="string">
            <text:p>+ 24 MAG, +16 ATK</text:p>
          </table:table-cell>
          <table:table-cell table:number-columns-repeated="10"/>
        </table:table-row>
        <table:table-row table:style-name="ro1">
          <table:table-cell office:value-type="string">
            <text:p>Silberdolch</text:p>
          </table:table-cell>
          <table:table-cell office:value-type="string">
            <text:p>Waffe</text:p>
          </table:table-cell>
          <table:table-cell office:value-type="float" office:value="10000">
            <text:p>10000</text:p>
          </table:table-cell>
          <table:table-cell office:value-type="string">
            <text:p>+ 32 ATK, + 8 AGI</text:p>
          </table:table-cell>
          <table:table-cell table:number-columns-repeated="10"/>
        </table:table-row>
        <table:table-row table:style-name="ro1">
          <table:table-cell office:value-type="string">
            <text:p>Silberschild</text:p>
          </table:table-cell>
          <table:table-cell office:value-type="string">
            <text:p>Waffe</text:p>
          </table:table-cell>
          <table:table-cell office:value-type="float" office:value="10000">
            <text:p>10000</text:p>
          </table:table-cell>
          <table:table-cell office:value-type="string">
            <text:p>+ 40 DEF</text:p>
          </table:table-cell>
          <table:table-cell table:number-columns-repeated="10"/>
        </table:table-row>
        <table:table-row table:style-name="ro1">
          <table:table-cell office:value-type="string">
            <text:p>Goldschwert</text:p>
          </table:table-cell>
          <table:table-cell office:value-type="string">
            <text:p>Waffe</text:p>
          </table:table-cell>
          <table:table-cell office:value-type="float" office:value="150000">
            <text:p>150000</text:p>
          </table:table-cell>
          <table:table-cell office:value-type="string">
            <text:p>+ 80 ATK</text:p>
          </table:table-cell>
          <table:table-cell table:number-columns-repeated="10"/>
        </table:table-row>
        <table:table-row table:style-name="ro1">
          <table:table-cell office:value-type="string">
            <text:p>Goldstab</text:p>
          </table:table-cell>
          <table:table-cell office:value-type="string">
            <text:p>Waffe (2h)</text:p>
          </table:table-cell>
          <table:table-cell office:value-type="float" office:value="200000">
            <text:p>200000</text:p>
          </table:table-cell>
          <table:table-cell office:value-type="string">
            <text:p>+ 48 MAG, + 32 ATK</text:p>
          </table:table-cell>
          <table:table-cell table:number-columns-repeated="10"/>
        </table:table-row>
        <table:table-row table:style-name="ro1">
          <table:table-cell office:value-type="string">
            <text:p>Golddolch</text:p>
          </table:table-cell>
          <table:table-cell office:value-type="string">
            <text:p>Waffe</text:p>
          </table:table-cell>
          <table:table-cell office:value-type="float" office:value="100000">
            <text:p>100000</text:p>
          </table:table-cell>
          <table:table-cell office:value-type="string">
            <text:p>+ 64 ATK, 16 AGI</text:p>
          </table:table-cell>
          <table:table-cell table:number-columns-repeated="10"/>
        </table:table-row>
        <table:table-row table:style-name="ro1">
          <table:table-cell office:value-type="string">
            <text:p>Goldschild</text:p>
          </table:table-cell>
          <table:table-cell office:value-type="string">
            <text:p>Waffe</text:p>
          </table:table-cell>
          <table:table-cell office:value-type="float" office:value="100000">
            <text:p>100000</text:p>
          </table:table-cell>
          <table:table-cell office:value-type="string">
            <text:p>+ 80 DEF</text:p>
          </table:table-cell>
          <table:table-cell table:number-columns-repeated="10"/>
        </table:table-row>
        <table:table-row table:style-name="ro1">
          <table:table-cell office:value-type="string">
            <text:p>Platinschwert</text:p>
          </table:table-cell>
          <table:table-cell office:value-type="string">
            <text:p>Waffe</text:p>
          </table:table-cell>
          <table:table-cell office:value-type="float" office:value="1500000">
            <text:p>1500000</text:p>
          </table:table-cell>
          <table:table-cell office:value-type="string">
            <text:p>+ 160 ATK</text:p>
          </table:table-cell>
          <table:table-cell table:number-columns-repeated="10"/>
        </table:table-row>
        <table:table-row table:style-name="ro1">
          <table:table-cell office:value-type="string">
            <text:p>Platinstab</text:p>
          </table:table-cell>
          <table:table-cell office:value-type="string">
            <text:p>Waffe (2h)</text:p>
          </table:table-cell>
          <table:table-cell office:value-type="float" office:value="2000000">
            <text:p>2000000</text:p>
          </table:table-cell>
          <table:table-cell office:value-type="string">
            <text:p>+ 92 MAG, +64 ATK</text:p>
          </table:table-cell>
          <table:table-cell table:number-columns-repeated="10"/>
        </table:table-row>
        <table:table-row table:style-name="ro1">
          <table:table-cell office:value-type="string">
            <text:p>Platindolch</text:p>
          </table:table-cell>
          <table:table-cell office:value-type="string">
            <text:p>Waffe</text:p>
          </table:table-cell>
          <table:table-cell office:value-type="float" office:value="1000000">
            <text:p>1000000</text:p>
          </table:table-cell>
          <table:table-cell office:value-type="string">
            <text:p>+ 128 ATK, +32 AGI</text:p>
          </table:table-cell>
          <table:table-cell table:number-columns-repeated="10"/>
        </table:table-row>
        <table:table-row table:style-name="ro1">
          <table:table-cell office:value-type="string">
            <text:p>Platinschild</text:p>
          </table:table-cell>
          <table:table-cell office:value-type="string">
            <text:p>Waffe</text:p>
          </table:table-cell>
          <table:table-cell office:value-type="float" office:value="1000000">
            <text:p>1000000</text:p>
          </table:table-cell>
          <table:table-cell office:value-type="string">
            <text:p>+ 160 DEF</text:p>
          </table:table-cell>
          <table:table-cell table:number-columns-repeated="10"/>
        </table:table-row>
        <table:table-row table:style-name="ro1">
          <table:table-cell office:value-type="string">
            <text:p>Diamantschwert</text:p>
          </table:table-cell>
          <table:table-cell office:value-type="string">
            <text:p>Waffe</text:p>
          </table:table-cell>
          <table:table-cell office:value-type="float" office:value="15000000">
            <text:p>15000000</text:p>
          </table:table-cell>
          <table:table-cell office:value-type="string">
            <text:p>+ 320 ATK</text:p>
          </table:table-cell>
          <table:table-cell table:number-columns-repeated="10"/>
        </table:table-row>
        <table:table-row table:style-name="ro1">
          <table:table-cell office:value-type="string">
            <text:p>Diamantstab</text:p>
          </table:table-cell>
          <table:table-cell office:value-type="string">
            <text:p>Waffe (2h)</text:p>
          </table:table-cell>
          <table:table-cell office:value-type="float" office:value="20000000">
            <text:p>20000000</text:p>
          </table:table-cell>
          <table:table-cell office:value-type="string">
            <text:p>+ 184 MAG, + 128 ATK</text:p>
          </table:table-cell>
          <table:table-cell table:number-columns-repeated="10"/>
        </table:table-row>
        <table:table-row table:style-name="ro1">
          <table:table-cell office:value-type="string">
            <text:p>Diamantdolch</text:p>
          </table:table-cell>
          <table:table-cell office:value-type="string">
            <text:p>Waffe</text:p>
          </table:table-cell>
          <table:table-cell office:value-type="float" office:value="10000000">
            <text:p>10000000</text:p>
          </table:table-cell>
          <table:table-cell office:value-type="string">
            <text:p>+ 256 ATK, + 64 AGI</text:p>
          </table:table-cell>
          <table:table-cell table:number-columns-repeated="10"/>
        </table:table-row>
        <table:table-row table:style-name="ro1">
          <table:table-cell office:value-type="string">
            <text:p>Diamantschild</text:p>
          </table:table-cell>
          <table:table-cell office:value-type="string">
            <text:p>Waffe</text:p>
          </table:table-cell>
          <table:table-cell office:value-type="float" office:value="10000000">
            <text:p>10000000</text:p>
          </table:table-cell>
          <table:table-cell office:value-type="string">
            <text:p>+320 DEF</text:p>
          </table:table-cell>
          <table:table-cell table:number-columns-repeated="9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euerschwert</text:p>
          </table:table-cell>
          <table:table-cell office:value-type="string">
            <text:p>Waffe</text:p>
          </table:table-cell>
          <table:table-cell office:value-type="float" office:value="0">
            <text:p>0</text:p>
          </table:table-cell>
          <table:table-cell office:value-type="string">
            <text:p>+ (Level * 5 ) ATK</text:p>
          </table:table-cell>
          <table:table-cell table:number-columns-repeated="10"/>
        </table:table-row>
        <table:table-row table:style-name="ro1">
          <table:table-cell office:value-type="string">
            <text:p>Luftdolch</text:p>
          </table:table-cell>
          <table:table-cell office:value-type="string">
            <text:p>Waffe </text:p>
          </table:table-cell>
          <table:table-cell office:value-type="float" office:value="0">
            <text:p>0</text:p>
          </table:table-cell>
          <table:table-cell office:value-type="string">
            <text:p>+ (Level * 3) ATK, + (Level * 1) AGI</text:p>
          </table:table-cell>
          <table:table-cell table:number-columns-repeated="10"/>
        </table:table-row>
        <table:table-row table:style-name="ro1">
          <table:table-cell office:value-type="string">
            <text:p>Wasserstab</text:p>
          </table:table-cell>
          <table:table-cell office:value-type="string">
            <text:p>Waffe (2h)</text:p>
          </table:table-cell>
          <table:table-cell office:value-type="float" office:value="0">
            <text:p>0</text:p>
          </table:table-cell>
          <table:table-cell office:value-type="string">
            <text:p>+ (Level * 4) MAG, + (Level * 2) ATK</text:p>
          </table:table-cell>
          <table:table-cell table:number-columns-repeated="10"/>
        </table:table-row>
        <table:table-row table:style-name="ro1">
          <table:table-cell office:value-type="string">
            <text:p>Erdschild</text:p>
          </table:table-cell>
          <table:table-cell office:value-type="string">
            <text:p>Waffe</text:p>
          </table:table-cell>
          <table:table-cell office:value-type="float" office:value="0">
            <text:p>0</text:p>
          </table:table-cell>
          <table:table-cell office:value-type="string">
            <text:p>+ (Level * 5) DEF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Hut</text:p>
          </table:table-cell>
          <table:table-cell office:value-type="string">
            <text:p>Helm</text:p>
          </table:table-cell>
          <table:table-cell/>
          <table:table-cell office:value-type="string">
            <text:p>+ 3 DEF</text:p>
          </table:table-cell>
          <table:table-cell table:number-columns-repeated="10"/>
        </table:table-row>
        <table:table-row table:style-name="ro1">
          <table:table-cell office:value-type="string">
            <text:p>Lederhelm</text:p>
          </table:table-cell>
          <table:table-cell office:value-type="string">
            <text:p>Helm</text:p>
          </table:table-cell>
          <table:table-cell/>
          <table:table-cell office:value-type="string">
            <text:p>+ 5 DEF</text:p>
          </table:table-cell>
          <table:table-cell table:number-columns-repeated="10"/>
        </table:table-row>
        <table:table-row table:style-name="ro1">
          <table:table-cell office:value-type="string">
            <text:p>Eisenhelm</text:p>
          </table:table-cell>
          <table:table-cell office:value-type="string">
            <text:p>Helm</text:p>
          </table:table-cell>
          <table:table-cell/>
          <table:table-cell office:value-type="string">
            <text:p>+ 10 DEF</text:p>
          </table:table-cell>
          <table:table-cell table:number-columns-repeated="10"/>
        </table:table-row>
        <table:table-row table:style-name="ro1">
          <table:table-cell office:value-type="string">
            <text:p>Stahlhelm</text:p>
          </table:table-cell>
          <table:table-cell office:value-type="string">
            <text:p>Helm</text:p>
          </table:table-cell>
          <table:table-cell/>
          <table:table-cell office:value-type="string">
            <text:p>+ 20 DEF</text:p>
          </table:table-cell>
          <table:table-cell table:number-columns-repeated="10"/>
        </table:table-row>
        <table:table-row table:style-name="ro1">
          <table:table-cell office:value-type="string">
            <text:p>Silberhelm</text:p>
          </table:table-cell>
          <table:table-cell office:value-type="string">
            <text:p>Helm</text:p>
          </table:table-cell>
          <table:table-cell/>
          <table:table-cell office:value-type="string">
            <text:p>+ 40 DEF</text:p>
          </table:table-cell>
          <table:table-cell table:number-columns-repeated="10"/>
        </table:table-row>
        <table:table-row table:style-name="ro1">
          <table:table-cell office:value-type="string">
            <text:p>Goldhelm</text:p>
          </table:table-cell>
          <table:table-cell office:value-type="string">
            <text:p>Helm</text:p>
          </table:table-cell>
          <table:table-cell/>
          <table:table-cell office:value-type="string">
            <text:p>+ 80 DEF</text:p>
          </table:table-cell>
          <table:table-cell table:number-columns-repeated="10"/>
        </table:table-row>
        <table:table-row table:style-name="ro1">
          <table:table-cell office:value-type="string">
            <text:p>Platinhelm</text:p>
          </table:table-cell>
          <table:table-cell office:value-type="string">
            <text:p>Helm</text:p>
          </table:table-cell>
          <table:table-cell/>
          <table:table-cell office:value-type="string">
            <text:p>+ 160 DEF</text:p>
          </table:table-cell>
          <table:table-cell table:number-columns-repeated="10"/>
        </table:table-row>
        <table:table-row table:style-name="ro1">
          <table:table-cell office:value-type="string">
            <text:p>Diamanthelm</text:p>
          </table:table-cell>
          <table:table-cell office:value-type="string">
            <text:p>Helm</text:p>
          </table:table-cell>
          <table:table-cell/>
          <table:table-cell office:value-type="string">
            <text:p>+ 320 DEF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Zerschlissene Kapuze</text:p>
          </table:table-cell>
          <table:table-cell office:value-type="string">
            <text:p>Helm</text:p>
          </table:table-cell>
          <table:table-cell/>
          <table:table-cell office:value-type="string">
            <text:p>+ 3 DEF</text:p>
          </table:table-cell>
          <table:table-cell table:number-columns-repeated="10"/>
        </table:table-row>
        <table:table-row table:style-name="ro1">
          <table:table-cell office:value-type="string">
            <text:p>Abgenutzte Kapuze</text:p>
          </table:table-cell>
          <table:table-cell office:value-type="string">
            <text:p>Helm</text:p>
          </table:table-cell>
          <table:table-cell/>
          <table:table-cell office:value-type="string">
            <text:p>+ 5 DEF</text:p>
          </table:table-cell>
          <table:table-cell table:number-columns-repeated="10"/>
        </table:table-row>
        <table:table-row table:style-name="ro1">
          <table:table-cell office:value-type="string">
            <text:p>Gebrauchte Kapuze</text:p>
          </table:table-cell>
          <table:table-cell office:value-type="string">
            <text:p>Helm</text:p>
          </table:table-cell>
          <table:table-cell/>
          <table:table-cell office:value-type="string">
            <text:p>+ 10 DEF</text:p>
          </table:table-cell>
          <table:table-cell table:number-columns-repeated="10"/>
        </table:table-row>
        <table:table-row table:style-name="ro1">
          <table:table-cell office:value-type="string">
            <text:p>Gute Kapuze</text:p>
          </table:table-cell>
          <table:table-cell office:value-type="string">
            <text:p>Helm</text:p>
          </table:table-cell>
          <table:table-cell/>
          <table:table-cell office:value-type="string">
            <text:p>+ 20 DEF</text:p>
          </table:table-cell>
          <table:table-cell table:number-columns-repeated="10"/>
        </table:table-row>
        <table:table-row table:style-name="ro1">
          <table:table-cell office:value-type="string">
            <text:p>Neue Kapuze</text:p>
          </table:table-cell>
          <table:table-cell office:value-type="string">
            <text:p>Helm</text:p>
          </table:table-cell>
          <table:table-cell/>
          <table:table-cell office:value-type="string">
            <text:p>+ 40 DEF</text:p>
          </table:table-cell>
          <table:table-cell table:number-columns-repeated="10"/>
        </table:table-row>
        <table:table-row table:style-name="ro1">
          <table:table-cell office:value-type="string">
            <text:p>Edle Kapuze</text:p>
          </table:table-cell>
          <table:table-cell office:value-type="string">
            <text:p>Helm</text:p>
          </table:table-cell>
          <table:table-cell/>
          <table:table-cell office:value-type="string">
            <text:p>+ 80 DEF</text:p>
          </table:table-cell>
          <table:table-cell table:number-columns-repeated="10"/>
        </table:table-row>
        <table:table-row table:style-name="ro1">
          <table:table-cell office:value-type="string">
            <text:p>Magische Kapuze</text:p>
          </table:table-cell>
          <table:table-cell office:value-type="string">
            <text:p>Helm</text:p>
          </table:table-cell>
          <table:table-cell/>
          <table:table-cell office:value-type="string">
            <text:p>+ 160 DEF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Kleidung</text:p>
          </table:table-cell>
          <table:table-cell office:value-type="string">
            <text:p>Rüstung</text:p>
          </table:table-cell>
          <table:table-cell table:number-columns-repeated="12"/>
        </table:table-row>
        <table:table-row table:style-name="ro1">
          <table:table-cell office:value-type="string">
            <text:p>Lederrüstung</text:p>
          </table:table-cell>
          <table:table-cell office:value-type="string">
            <text:p>Rüstung</text:p>
          </table:table-cell>
          <table:table-cell table:number-columns-repeated="12"/>
        </table:table-row>
        <table:table-row table:style-name="ro1">
          <table:table-cell office:value-type="string">
            <text:p>Eisenrüstung</text:p>
          </table:table-cell>
          <table:table-cell office:value-type="string">
            <text:p>Rüstung</text:p>
          </table:table-cell>
          <table:table-cell table:number-columns-repeated="12"/>
        </table:table-row>
        <table:table-row table:style-name="ro1">
          <table:table-cell office:value-type="string">
            <text:p>Stahlrüstung</text:p>
          </table:table-cell>
          <table:table-cell office:value-type="string">
            <text:p>Rüstung</text:p>
          </table:table-cell>
          <table:table-cell table:number-columns-repeated="12"/>
        </table:table-row>
        <table:table-row table:style-name="ro1">
          <table:table-cell office:value-type="string">
            <text:p>Silberrüstung</text:p>
          </table:table-cell>
          <table:table-cell office:value-type="string">
            <text:p>Rüstung</text:p>
          </table:table-cell>
          <table:table-cell table:number-columns-repeated="12"/>
        </table:table-row>
        <table:table-row table:style-name="ro1">
          <table:table-cell office:value-type="string">
            <text:p>Goldrüstung</text:p>
          </table:table-cell>
          <table:table-cell office:value-type="string">
            <text:p>Rüstung</text:p>
          </table:table-cell>
          <table:table-cell table:number-columns-repeated="12"/>
        </table:table-row>
        <table:table-row table:style-name="ro1">
          <table:table-cell office:value-type="string">
            <text:p>Platinrüstung</text:p>
          </table:table-cell>
          <table:table-cell office:value-type="string">
            <text:p>Rüstung</text:p>
          </table:table-cell>
          <table:table-cell table:number-columns-repeated="12"/>
        </table:table-row>
        <table:table-row table:style-name="ro1">
          <table:table-cell office:value-type="string">
            <text:p>Diamantrüstung</text:p>
          </table:table-cell>
          <table:table-cell office:value-type="string">
            <text:p>Rüstung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Zerschlissene Robe</text:p>
          </table:table-cell>
          <table:table-cell office:value-type="string">
            <text:p>Rüstung + Beine</text:p>
          </table:table-cell>
          <table:table-cell table:number-columns-repeated="12"/>
        </table:table-row>
        <table:table-row table:style-name="ro1">
          <table:table-cell office:value-type="string">
            <text:p>Abgenutzte Robe</text:p>
          </table:table-cell>
          <table:table-cell office:value-type="string">
            <text:p>Rüstung + Beine</text:p>
          </table:table-cell>
          <table:table-cell table:number-columns-repeated="12"/>
        </table:table-row>
        <table:table-row table:style-name="ro1">
          <table:table-cell office:value-type="string">
            <text:p>Gebrauchte Robe</text:p>
          </table:table-cell>
          <table:table-cell office:value-type="string">
            <text:p>Rüstung + Beine</text:p>
          </table:table-cell>
          <table:table-cell table:number-columns-repeated="12"/>
        </table:table-row>
        <table:table-row table:style-name="ro1">
          <table:table-cell office:value-type="string">
            <text:p>Gute Robe</text:p>
          </table:table-cell>
          <table:table-cell office:value-type="string">
            <text:p>Rüstung + Beine</text:p>
          </table:table-cell>
          <table:table-cell table:number-columns-repeated="12"/>
        </table:table-row>
        <table:table-row table:style-name="ro1">
          <table:table-cell office:value-type="string">
            <text:p>Neue Robe</text:p>
          </table:table-cell>
          <table:table-cell office:value-type="string">
            <text:p>Rüstung + Beine</text:p>
          </table:table-cell>
          <table:table-cell table:number-columns-repeated="12"/>
        </table:table-row>
        <table:table-row table:style-name="ro1">
          <table:table-cell office:value-type="string">
            <text:p>Edle Robe</text:p>
          </table:table-cell>
          <table:table-cell office:value-type="string">
            <text:p>Rüstung + Beine</text:p>
          </table:table-cell>
          <table:table-cell table:number-columns-repeated="12"/>
        </table:table-row>
        <table:table-row table:style-name="ro1">
          <table:table-cell office:value-type="string">
            <text:p>Magische Robe</text:p>
          </table:table-cell>
          <table:table-cell office:value-type="string">
            <text:p>Rüstung + Bein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Lederschultern</text:p>
          </table:table-cell>
          <table:table-cell office:value-type="string">
            <text:p>Schultern</text:p>
          </table:table-cell>
          <table:table-cell table:number-columns-repeated="12"/>
        </table:table-row>
        <table:table-row table:style-name="ro1">
          <table:table-cell office:value-type="string">
            <text:p>Eisenschultern</text:p>
          </table:table-cell>
          <table:table-cell office:value-type="string">
            <text:p>Schultern</text:p>
          </table:table-cell>
          <table:table-cell table:number-columns-repeated="12"/>
        </table:table-row>
        <table:table-row table:style-name="ro1">
          <table:table-cell office:value-type="string">
            <text:p>Stahlschultern</text:p>
          </table:table-cell>
          <table:table-cell office:value-type="string">
            <text:p>Schultern</text:p>
          </table:table-cell>
          <table:table-cell table:number-columns-repeated="12"/>
        </table:table-row>
        <table:table-row table:style-name="ro1">
          <table:table-cell office:value-type="string">
            <text:p>Silberschultern</text:p>
          </table:table-cell>
          <table:table-cell office:value-type="string">
            <text:p>Schultern</text:p>
          </table:table-cell>
          <table:table-cell table:number-columns-repeated="12"/>
        </table:table-row>
        <table:table-row table:style-name="ro1">
          <table:table-cell office:value-type="string">
            <text:p>Goldschultern</text:p>
          </table:table-cell>
          <table:table-cell office:value-type="string">
            <text:p>Schultern</text:p>
          </table:table-cell>
          <table:table-cell table:number-columns-repeated="12"/>
        </table:table-row>
        <table:table-row table:style-name="ro1">
          <table:table-cell office:value-type="string">
            <text:p>Platinschultern</text:p>
          </table:table-cell>
          <table:table-cell office:value-type="string">
            <text:p>Schultern</text:p>
          </table:table-cell>
          <table:table-cell table:number-columns-repeated="12"/>
        </table:table-row>
        <table:table-row table:style-name="ro1">
          <table:table-cell office:value-type="string">
            <text:p>Diamantschultern</text:p>
          </table:table-cell>
          <table:table-cell office:value-type="string">
            <text:p>Schultern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Zerschlissene Stoffschultern</text:p>
          </table:table-cell>
          <table:table-cell office:value-type="string">
            <text:p>Schultern</text:p>
          </table:table-cell>
          <table:table-cell table:number-columns-repeated="12"/>
        </table:table-row>
        <table:table-row table:style-name="ro1">
          <table:table-cell office:value-type="string">
            <text:p>Abgenutzte Stoffschultern</text:p>
          </table:table-cell>
          <table:table-cell office:value-type="string">
            <text:p>Schultern</text:p>
          </table:table-cell>
          <table:table-cell table:number-columns-repeated="12"/>
        </table:table-row>
        <table:table-row table:style-name="ro1">
          <table:table-cell office:value-type="string">
            <text:p>Gebrauchte Stoffschultern</text:p>
          </table:table-cell>
          <table:table-cell office:value-type="string">
            <text:p>Schultern</text:p>
          </table:table-cell>
          <table:table-cell table:number-columns-repeated="12"/>
        </table:table-row>
        <table:table-row table:style-name="ro1">
          <table:table-cell office:value-type="string">
            <text:p>Gute Stoffschultern</text:p>
          </table:table-cell>
          <table:table-cell office:value-type="string">
            <text:p>Schultern</text:p>
          </table:table-cell>
          <table:table-cell table:number-columns-repeated="12"/>
        </table:table-row>
        <table:table-row table:style-name="ro1">
          <table:table-cell office:value-type="string">
            <text:p>Neue Stoffschultern</text:p>
          </table:table-cell>
          <table:table-cell office:value-type="string">
            <text:p>Schultern</text:p>
          </table:table-cell>
          <table:table-cell table:number-columns-repeated="12"/>
        </table:table-row>
        <table:table-row table:style-name="ro1">
          <table:table-cell office:value-type="string">
            <text:p>Edle Stoffschultern</text:p>
          </table:table-cell>
          <table:table-cell office:value-type="string">
            <text:p>Schultern</text:p>
          </table:table-cell>
          <table:table-cell table:number-columns-repeated="12"/>
        </table:table-row>
        <table:table-row table:style-name="ro1">
          <table:table-cell office:value-type="string">
            <text:p>Magische Stoffschultern</text:p>
          </table:table-cell>
          <table:table-cell office:value-type="string">
            <text:p>Schultern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Lederarmschienen</text:p>
          </table:table-cell>
          <table:table-cell office:value-type="string">
            <text:p>Arme</text:p>
          </table:table-cell>
          <table:table-cell table:number-columns-repeated="12"/>
        </table:table-row>
        <table:table-row table:style-name="ro1">
          <table:table-cell office:value-type="string">
            <text:p>Eisenarmschienen</text:p>
          </table:table-cell>
          <table:table-cell office:value-type="string">
            <text:p>Arme</text:p>
          </table:table-cell>
          <table:table-cell table:number-columns-repeated="12"/>
        </table:table-row>
        <table:table-row table:style-name="ro1">
          <table:table-cell office:value-type="string">
            <text:p>Stahlschienen</text:p>
          </table:table-cell>
          <table:table-cell office:value-type="string">
            <text:p>Arme</text:p>
          </table:table-cell>
          <table:table-cell table:number-columns-repeated="12"/>
        </table:table-row>
        <table:table-row table:style-name="ro1">
          <table:table-cell office:value-type="string">
            <text:p>Silberschienen</text:p>
          </table:table-cell>
          <table:table-cell office:value-type="string">
            <text:p>Arme</text:p>
          </table:table-cell>
          <table:table-cell table:number-columns-repeated="12"/>
        </table:table-row>
        <table:table-row table:style-name="ro1">
          <table:table-cell office:value-type="string">
            <text:p>Goldschienen</text:p>
          </table:table-cell>
          <table:table-cell office:value-type="string">
            <text:p>Arme</text:p>
          </table:table-cell>
          <table:table-cell table:number-columns-repeated="12"/>
        </table:table-row>
        <table:table-row table:style-name="ro1">
          <table:table-cell office:value-type="string">
            <text:p>Platinschienen</text:p>
          </table:table-cell>
          <table:table-cell office:value-type="string">
            <text:p>Arme</text:p>
          </table:table-cell>
          <table:table-cell table:number-columns-repeated="12"/>
        </table:table-row>
        <table:table-row table:style-name="ro1">
          <table:table-cell office:value-type="string">
            <text:p>Diamantschienen</text:p>
          </table:table-cell>
          <table:table-cell office:value-type="string">
            <text:p>Arm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Zerschlissene Armstulpen</text:p>
          </table:table-cell>
          <table:table-cell office:value-type="string">
            <text:p>Arme</text:p>
          </table:table-cell>
          <table:table-cell table:number-columns-repeated="12"/>
        </table:table-row>
        <table:table-row table:style-name="ro1">
          <table:table-cell office:value-type="string">
            <text:p>Abgenutzte Armstulpen</text:p>
          </table:table-cell>
          <table:table-cell office:value-type="string">
            <text:p>Arme</text:p>
          </table:table-cell>
          <table:table-cell table:number-columns-repeated="12"/>
        </table:table-row>
        <table:table-row table:style-name="ro1">
          <table:table-cell office:value-type="string">
            <text:p>Gebrauchte Armstulpen</text:p>
          </table:table-cell>
          <table:table-cell office:value-type="string">
            <text:p>Arme</text:p>
          </table:table-cell>
          <table:table-cell table:number-columns-repeated="12"/>
        </table:table-row>
        <table:table-row table:style-name="ro1">
          <table:table-cell office:value-type="string">
            <text:p>Gute Armstulpen</text:p>
          </table:table-cell>
          <table:table-cell office:value-type="string">
            <text:p>Arme</text:p>
          </table:table-cell>
          <table:table-cell table:number-columns-repeated="12"/>
        </table:table-row>
        <table:table-row table:style-name="ro1">
          <table:table-cell office:value-type="string">
            <text:p>Neue Armstulpen</text:p>
          </table:table-cell>
          <table:table-cell office:value-type="string">
            <text:p>Arme</text:p>
          </table:table-cell>
          <table:table-cell table:number-columns-repeated="12"/>
        </table:table-row>
        <table:table-row table:style-name="ro1">
          <table:table-cell office:value-type="string">
            <text:p>Edle Armstulpen</text:p>
          </table:table-cell>
          <table:table-cell office:value-type="string">
            <text:p>Arme</text:p>
          </table:table-cell>
          <table:table-cell table:number-columns-repeated="12"/>
        </table:table-row>
        <table:table-row table:style-name="ro1">
          <table:table-cell office:value-type="string">
            <text:p>Magische Armstulpen</text:p>
          </table:table-cell>
          <table:table-cell office:value-type="string">
            <text:p>Arm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Hose</text:p>
          </table:table-cell>
          <table:table-cell office:value-type="string">
            <text:p>Beine</text:p>
          </table:table-cell>
          <table:table-cell table:number-columns-repeated="12"/>
        </table:table-row>
        <table:table-row table:style-name="ro1">
          <table:table-cell office:value-type="string">
            <text:p>Lederbeinlinge</text:p>
          </table:table-cell>
          <table:table-cell office:value-type="string">
            <text:p>Beine</text:p>
          </table:table-cell>
          <table:table-cell table:number-columns-repeated="12"/>
        </table:table-row>
        <table:table-row table:style-name="ro1">
          <table:table-cell office:value-type="string">
            <text:p>Eisenbeinlinge</text:p>
          </table:table-cell>
          <table:table-cell office:value-type="string">
            <text:p>Beine</text:p>
          </table:table-cell>
          <table:table-cell table:number-columns-repeated="12"/>
        </table:table-row>
        <table:table-row table:style-name="ro1">
          <table:table-cell office:value-type="string">
            <text:p>Stahlbeinlinge</text:p>
          </table:table-cell>
          <table:table-cell office:value-type="string">
            <text:p>Beine</text:p>
          </table:table-cell>
          <table:table-cell table:number-columns-repeated="12"/>
        </table:table-row>
        <table:table-row table:style-name="ro1">
          <table:table-cell office:value-type="string">
            <text:p>Silberbeinlinge</text:p>
          </table:table-cell>
          <table:table-cell office:value-type="string">
            <text:p>Beine</text:p>
          </table:table-cell>
          <table:table-cell table:number-columns-repeated="12"/>
        </table:table-row>
        <table:table-row table:style-name="ro1">
          <table:table-cell office:value-type="string">
            <text:p>Goldbeinlinge</text:p>
          </table:table-cell>
          <table:table-cell office:value-type="string">
            <text:p>Beine</text:p>
          </table:table-cell>
          <table:table-cell table:number-columns-repeated="12"/>
        </table:table-row>
        <table:table-row table:style-name="ro1">
          <table:table-cell office:value-type="string">
            <text:p>Platinbeinlinge</text:p>
          </table:table-cell>
          <table:table-cell office:value-type="string">
            <text:p>Beine</text:p>
          </table:table-cell>
          <table:table-cell table:number-columns-repeated="12"/>
        </table:table-row>
        <table:table-row table:style-name="ro1">
          <table:table-cell office:value-type="string">
            <text:p>Diamantbeinlinge</text:p>
          </table:table-cell>
          <table:table-cell office:value-type="string">
            <text:p>Bein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Stiefel</text:p>
          </table:table-cell>
          <table:table-cell office:value-type="string">
            <text:p>Füße</text:p>
          </table:table-cell>
          <table:table-cell table:number-columns-repeated="12"/>
        </table:table-row>
        <table:table-row table:style-name="ro1">
          <table:table-cell office:value-type="string">
            <text:p>Lederstiefel</text:p>
          </table:table-cell>
          <table:table-cell office:value-type="string">
            <text:p>Füße</text:p>
          </table:table-cell>
          <table:table-cell table:number-columns-repeated="12"/>
        </table:table-row>
        <table:table-row table:style-name="ro1">
          <table:table-cell office:value-type="string">
            <text:p>Eisenstiefel</text:p>
          </table:table-cell>
          <table:table-cell office:value-type="string">
            <text:p>Füße</text:p>
          </table:table-cell>
          <table:table-cell table:number-columns-repeated="12"/>
        </table:table-row>
        <table:table-row table:style-name="ro1">
          <table:table-cell office:value-type="string">
            <text:p>Stahlstiefel</text:p>
          </table:table-cell>
          <table:table-cell office:value-type="string">
            <text:p>Füße</text:p>
          </table:table-cell>
          <table:table-cell table:number-columns-repeated="12"/>
        </table:table-row>
        <table:table-row table:style-name="ro1">
          <table:table-cell office:value-type="string">
            <text:p>Silberstiefel</text:p>
          </table:table-cell>
          <table:table-cell office:value-type="string">
            <text:p>Füße</text:p>
          </table:table-cell>
          <table:table-cell table:number-columns-repeated="12"/>
        </table:table-row>
        <table:table-row table:style-name="ro1">
          <table:table-cell office:value-type="string">
            <text:p>Goldstiefel</text:p>
          </table:table-cell>
          <table:table-cell office:value-type="string">
            <text:p>Füße</text:p>
          </table:table-cell>
          <table:table-cell table:number-columns-repeated="12"/>
        </table:table-row>
        <table:table-row table:style-name="ro1">
          <table:table-cell office:value-type="string">
            <text:p>Platinstiefel</text:p>
          </table:table-cell>
          <table:table-cell office:value-type="string">
            <text:p>Füße</text:p>
          </table:table-cell>
          <table:table-cell table:number-columns-repeated="12"/>
        </table:table-row>
        <table:table-row table:style-name="ro1">
          <table:table-cell office:value-type="string">
            <text:p>Diamantstiefel</text:p>
          </table:table-cell>
          <table:table-cell office:value-type="string">
            <text:p>Füß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Zerschlissene Stiefel</text:p>
          </table:table-cell>
          <table:table-cell office:value-type="string">
            <text:p>Füße</text:p>
          </table:table-cell>
          <table:table-cell table:number-columns-repeated="12"/>
        </table:table-row>
        <table:table-row table:style-name="ro1">
          <table:table-cell office:value-type="string">
            <text:p>Abgenutzte Stiefel</text:p>
          </table:table-cell>
          <table:table-cell office:value-type="string">
            <text:p>Füße</text:p>
          </table:table-cell>
          <table:table-cell table:number-columns-repeated="12"/>
        </table:table-row>
        <table:table-row table:style-name="ro1">
          <table:table-cell office:value-type="string">
            <text:p>Gebrauchte Stiefel</text:p>
          </table:table-cell>
          <table:table-cell office:value-type="string">
            <text:p>Füße</text:p>
          </table:table-cell>
          <table:table-cell table:number-columns-repeated="12"/>
        </table:table-row>
        <table:table-row table:style-name="ro1">
          <table:table-cell office:value-type="string">
            <text:p>Gute Stiefel</text:p>
          </table:table-cell>
          <table:table-cell office:value-type="string">
            <text:p>Füße</text:p>
          </table:table-cell>
          <table:table-cell table:number-columns-repeated="12"/>
        </table:table-row>
        <table:table-row table:style-name="ro1">
          <table:table-cell office:value-type="string">
            <text:p>Neue Stiefel</text:p>
          </table:table-cell>
          <table:table-cell office:value-type="string">
            <text:p>Füße</text:p>
          </table:table-cell>
          <table:table-cell table:number-columns-repeated="12"/>
        </table:table-row>
        <table:table-row table:style-name="ro1">
          <table:table-cell office:value-type="string">
            <text:p>Edle Stiefel</text:p>
          </table:table-cell>
          <table:table-cell office:value-type="string">
            <text:p>Füße</text:p>
          </table:table-cell>
          <table:table-cell table:number-columns-repeated="12"/>
        </table:table-row>
        <table:table-row table:style-name="ro1">
          <table:table-cell office:value-type="string">
            <text:p>Magische Stiefel</text:p>
          </table:table-cell>
          <table:table-cell office:value-type="string">
            <text:p>Füße</text:p>
          </table:table-cell>
          <table:table-cell table:number-columns-repeated="1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7">07.12.2011</text:date>, <text:time>10:48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loodbow </meta:initial-creator>
    <meta:creation-date>2011-11-17T09:48:05</meta:creation-date>
    <dc:date>2011-12-07T10:48:20</dc:date>
    <dc:creator>Bloodbow </dc:creator>
    <meta:editing-duration>PT1H2M55S</meta:editing-duration>
    <meta:editing-cycles>3</meta:editing-cycles>
    <meta:generator>LibreOffice/3.3$Unix LibreOffice_project/330m19$Build-401</meta:generator>
    <meta:document-statistic meta:table-count="3" meta:cell-count="310" meta:object-count="0"/>
  </office:meta>
</office:document-meta>
</file>